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それにしても、姫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ぜ突然、熾天宮に行きたいなどと
　おっしゃったの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由はいくつかあ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れについては道中で話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乗るぞ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は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番
「ささ、どうぞお通りください！」</text:p>
          </table:table-cell>
          <table:table-cell table:style-name="ce0"/>
          <table:table-cell table:style-name="ce0"/>
          <table:table-cell table:style-name="ce0" office:value-type="string">
            <text:p>Gatekeeper
"Please, go inside!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15:35:26+01:00</meta:creation-date>
    <dc:date>2019-10-27T15:35:2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